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4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text-properties fo:font-size="26pt" style:font-size-asian="36pt" style:font-size-complex="36pt"/>
    </style:style>
    <style:style style:name="P3" style:family="paragraph">
      <style:text-properties style:font-name="Segoe UI4" fo:font-size="22pt" style:font-size-asian="28pt" style:font-size-complex="28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2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text-properties style:font-name="Segoe UI4" fo:font-size="32pt" style:font-size-asian="44pt" style:font-size-complex="44pt"/>
    </style:style>
    <style:style style:name="P9" style:family="paragraph">
      <style:text-properties fo:font-size="20pt" style:font-size-asian="26pt" style:font-size-complex="2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style:font-name="Segoe UI3" fo:font-size="28pt" fo:font-style="italic" style:font-name-asian="Segoe UI3" style:font-size-asian="40pt" style:font-style-asian="italic" style:font-name-complex="Segoe UI3" style:font-size-complex="40pt" style:font-style-complex="italic"/>
    </style:style>
    <style:style style:name="T4" style:family="text">
      <style:text-properties fo:font-size="28pt" fo:font-style="italic" style:font-size-asian="40pt" style:font-style-asian="italic" style:font-size-complex="40pt" style:font-style-complex="italic"/>
    </style:style>
    <style:style style:name="T5" style:family="text">
      <style:text-properties fo:font-size="26pt" style:font-size-asian="36pt" style:font-size-complex="36pt"/>
    </style:style>
    <style:style style:name="T6" style:family="text">
      <style:text-properties fo:font-size="26pt" fo:font-style="italic" style:font-size-asian="36pt" style:font-style-asian="italic" style:font-size-complex="36pt" style:font-style-complex="italic"/>
    </style:style>
    <style:style style:name="T7" style:family="text">
      <style:text-properties style:font-name="Segoe UI4" fo:font-size="22pt" style:font-size-asian="28pt" style:font-size-complex="28pt"/>
    </style:style>
    <style:style style:name="T8" style:family="text">
      <style:text-properties style:font-name="Segoe UI4" fo:font-size="22pt" fo:font-style="italic" style:font-size-asian="28pt" style:font-style-asian="italic" style:font-size-complex="28pt" style:font-style-complex="italic"/>
    </style:style>
    <style:style style:name="T9" style:family="text">
      <style:text-properties style:font-name="Segoe UI4" fo:font-size="22pt" fo:font-style="italic" style:font-name-asian="Segoe UI3" style:font-size-asian="28pt" style:font-style-asian="italic" style:font-name-complex="Segoe UI3" style:font-size-complex="28pt" style:font-style-complex="italic"/>
    </style:style>
    <style:style style:name="T10" style:family="text">
      <style:text-properties style:text-position="-33% 58%" style:font-name="Segoe UI4" fo:font-size="22pt" style:font-size-asian="28pt" style:font-size-complex="28pt"/>
    </style:style>
    <style:style style:name="T11" style:family="text">
      <style:text-properties style:font-name="Segoe UI3" fo:font-style="italic" style:font-name-asian="Segoe UI3" style:font-style-asian="italic" style:font-name-complex="Segoe UI3" style:font-style-complex="italic"/>
    </style:style>
    <style:style style:name="T12" style:family="text">
      <style:text-properties fo:font-size="24pt" style:font-size-asian="32pt" style:font-size-complex="32pt"/>
    </style:style>
    <style:style style:name="T13" style:family="text">
      <style:text-properties fo:font-size="32pt" style:font-size-asian="44pt" style:font-size-complex="44pt"/>
    </style:style>
    <style:style style:name="T14" style:family="text">
      <style:text-properties fo:font-size="32pt" fo:font-style="italic" style:font-size-asian="44pt" style:font-style-asian="italic" style:font-size-complex="44pt" style:font-style-complex="italic"/>
    </style:style>
    <style:style style:name="T15" style:family="text">
      <style:text-properties fo:font-size="22pt" style:font-size-asian="28pt" style:font-size-complex="28pt"/>
    </style:style>
    <style:style style:name="T16" style:family="text">
      <style:text-properties style:font-name="Segoe UI3" fo:font-size="22pt" fo:font-style="italic" style:font-name-asian="Segoe UI3" style:font-size-asian="28pt" style:font-style-asian="italic" style:font-name-complex="Segoe UI3" style:font-size-complex="28pt" style:font-style-complex="italic"/>
    </style:style>
    <style:style style:name="T17" style:family="text">
      <style:text-properties fo:font-size="22pt" fo:font-style="italic" style:font-size-asian="28pt" style:font-style-asian="italic" style:font-size-complex="28pt" style:font-style-complex="italic"/>
    </style:style>
    <style:style style:name="T18" style:family="text">
      <style:text-properties style:text-position="33% 58%" fo:font-size="22pt" style:font-size-asian="28pt" style:font-size-complex="28pt"/>
    </style:style>
    <style:style style:name="T19" style:family="text">
      <style:text-properties style:text-position="-33% 58%" fo:font-size="22pt" style:font-size-asian="28pt" style:font-size-complex="28pt"/>
    </style:style>
    <style:style style:name="T20" style:family="text">
      <style:text-properties fo:font-size="22pt" fo:font-style="normal" style:font-size-asian="28pt" style:font-style-asian="normal" style:font-size-complex="28pt" style:font-style-complex="normal"/>
    </style:style>
    <style:style style:name="T21" style:family="text">
      <style:text-properties style:text-position="-33% 58%"/>
    </style:style>
    <style:style style:name="T22" style:family="text">
      <style:text-properties style:text-position="33% 58%" style:font-name="Segoe UI3" fo:font-style="normal" style:font-name-asian="Segoe UI3" style:font-style-asian="normal" style:font-name-complex="Segoe UI3" style:font-style-complex="normal"/>
    </style:style>
    <style:style style:name="T23" style:family="text">
      <style:text-properties style:text-position="-33% 58%" style:font-name="Segoe UI3" style:font-name-asian="Segoe UI3" style:font-name-complex="Segoe UI3"/>
    </style:style>
    <style:style style:name="T24" style:family="text">
      <style:text-properties style:font-name="Segoe UI3" style:font-name-asian="Segoe UI3" style:font-name-complex="Segoe UI3"/>
    </style:style>
    <style:style style:name="T25" style:family="text">
      <style:text-properties style:font-name="Segoe UI4" fo:font-size="32pt" style:font-size-asian="44pt" style:font-size-complex="44pt"/>
    </style:style>
    <style:style style:name="T26" style:family="text">
      <style:text-properties style:font-name="Segoe UI4" fo:font-size="32pt" fo:font-style="italic" style:font-size-asian="44pt" style:font-style-asian="italic" style:font-size-complex="44pt" style:font-style-complex="italic"/>
    </style:style>
    <style:style style:name="T27" style:family="text">
      <style:text-properties style:font-name="Segoe UI4" fo:font-size="32pt" fo:font-style="italic" style:font-name-asian="Segoe UI3" style:font-size-asian="44pt" style:font-style-asian="italic" style:font-name-complex="Segoe UI3" style:font-size-complex="44pt" style:font-style-complex="italic"/>
    </style:style>
    <style:style style:name="T28" style:family="text">
      <style:text-properties style:text-position="33% 58%" style:font-name="Segoe UI4" fo:font-size="32pt" style:font-size-asian="44pt" style:font-size-complex="44pt"/>
    </style:style>
    <style:style style:name="T29" style:family="text">
      <style:text-properties fo:font-size="20pt" style:font-size-asian="26pt" style:font-size-complex="26pt"/>
    </style:style>
    <style:style style:name="T30" style:family="text">
      <style:text-properties fo:font-size="20pt" fo:font-style="italic" style:font-size-asian="26pt" style:font-style-asian="italic" style:font-size-complex="26pt" style:font-style-complex="italic"/>
    </style:style>
    <style:style style:name="T31" style:family="text">
      <style:text-properties fo:font-size="24pt" fo:font-style="italic" style:font-size-asian="32pt" style:font-style-asian="italic" style:font-size-complex="32pt" style:font-style-complex="italic"/>
    </style:style>
    <style:style style:name="T32" style:family="text">
      <style:text-properties style:text-position="33% 58%" fo:font-size="24pt" style:font-size-asian="32pt" style:font-size-complex="32pt"/>
    </style:style>
    <style:style style:name="T33" style:family="text">
      <style:text-properties style:text-position="33% 58%" fo:font-size="28pt" style:font-size-asian="40pt" style:font-size-complex="40pt"/>
    </style:style>
    <style:style style:name="T34" style:family="text">
      <style:text-properties style:text-position="33% 58%"/>
    </style:style>
    <style:style style:name="T35" style:family="text">
      <style:text-properties style:font-name="Segoe UI3" fo:font-size="32pt" fo:font-style="italic" style:font-name-asian="Segoe UI3" style:font-size-asian="44pt" style:font-style-asian="italic" style:font-name-complex="Segoe UI3" style:font-size-complex="44pt" style:font-style-complex="italic"/>
    </style:style>
    <style:style style:name="T36" style:family="text">
      <style:text-properties style:text-position="-33% 58%" fo:font-size="32pt" style:font-size-asian="44pt" style:font-size-complex="44pt"/>
    </style:style>
    <style:style style:name="T37" style:family="text">
      <style:text-properties style:text-position="-33% 58%" style:font-name="Segoe UI4" fo:font-size="22pt" fo:font-style="italic" style:font-size-asian="28pt" style:font-style-asian="italic" style:font-size-complex="28pt" style:font-style-complex="italic"/>
    </style:style>
    <style:style style:name="T38" style:family="text">
      <style:text-properties style:text-position="-33% 58%" style:font-name="Segoe UI4" fo:font-size="32pt" fo:font-style="italic" style:font-size-asian="44pt" style:font-style-asian="italic" style:font-size-complex="44pt" style:font-style-complex="italic"/>
    </style:style>
    <style:style style:name="T39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empfiehlt sich ein Separationsansatz für die Wellenfunktion <text:span text:style-name="T1">ψ</text:span>(<text:span text:style-name="T1">q</text:span>, <text:span text:style-name="T1">t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repräsentiert <text:span text:style-name="T1">ψ</text:span>(<text:span text:style-name="T1">q</text:span>, <text:span text:style-name="T1">t</text:span>) einen stationären Zustand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">Welche allgemeinen Bedingungen müssen </text:span><text:span text:style-name="T3">φ</text:span><text:span text:style-name="T2">(</text:span><text:span text:style-name="T4">q</text:span><text:span text:style-name="T2">) und </text:span><text:span text:style-name="T3">φ</text:span><text:span text:style-name="T2">'(</text:span><text:span text:style-name="T4">q</text:span><text:span text:style-name="T2">) erfüllen? Begründen Sie diese Forderunge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as <text:span text:style-name="T1">klassisch erlaubte</text:span> Gebiet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5">Was können Sie ganz allgemein über das Verhalten der Wellenfunktion in dem </text:span><text:span text:style-name="T6">klassisch erlaubten</text:span><text:span text:style-name="T5"> Gebiet aussa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lassische <text:span text:style-name="T1">Umkehrpunkte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ie Wellenfunktion im <text:span text:style-name="T1">klassisch verbotenen</text:span> Gebie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Wronski‑Determinant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3" draw:layer="layout" svg:width="25.199cm" svg:height="3.506cm" svg:x="1.4cm" svg:y="0.831cm" presentation:class="title" presentation:user-transformed="true">
          <draw:text-box>
            <text:p text:style-name="P3"><text:span text:style-name="T7">Was kann über die Wronski-Determinante </text:span><text:span text:style-name="T8">W</text:span><text:span text:style-name="T7">(</text:span><text:span text:style-name="T9">φ</text:span><text:span text:style-name="T10">1</text:span><text:span text:style-name="T7">, </text:span><text:span text:style-name="T9">φ</text:span><text:span text:style-name="T10">2</text:span><text:span text:style-name="T7">; </text:span><text:span text:style-name="T8">q</text:span><text:span text:style-name="T7">) ausgesagt werden, wenn die Funktionen </text:span><text:span text:style-name="T9">φ</text:span><text:span text:style-name="T10">1</text:span><text:span text:style-name="T7">(</text:span><text:span text:style-name="T8">q</text:span><text:span text:style-name="T7">) und </text:span><text:span text:style-name="T9">φ</text:span><text:span text:style-name="T10">2</text:span><text:span text:style-name="T7">(</text:span><text:span text:style-name="T8">q</text:span><text:span text:style-name="T7">) zu demselben Eigenwert </text:span><text:span text:style-name="T8">E</text:span><text:span text:style-name="T7"> gehö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<text:span text:style-name="T1">gebundener</text:span> Zustand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und begründen Sie den Knoten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Unter welchen Bedingungen besitzt <text:span text:style-name="T1">H</text:span> ein diskretes Eigenwertspektru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kt der Paritätsoperator <text:span text:style-name="T1">Π</text:span> auf eine Wellenfunktion <text:span text:style-name="T11">φ</text:span>(<text:span text:style-name="T1">q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gerader (ungerader) Paritä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kommutiert der Hamilton- mit dem Paritäts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">Skizzieren Sie die wichtigsten Schritte zum Auffinden der gebundenen Zustände im Potentialtopf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<text:span text:style-name="T1">transzendente</text:span> 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transzendenten Gleichungen legen das diskrete Energiespektrum des Potentialtopfes fes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 text:style-name="P4"><text:span text:style-name="T12">Gibt es unabhängig von der Größe des Potentialtopfes immer einen symmetrischen und immer einen antisymmetrischen gebundenen Zustan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 text:style-name="P4"><text:span text:style-name="T12">Welche Größe bestimmt die Zahl der diskreten Zustände im Potentialtopf? Ist diese bei endlichen Topfdimensionen immer endlich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5">Wie sind Transmissions- und Reflexionskoeffizienten </text:span><text:span text:style-name="T6">T</text:span><text:span text:style-name="T5"> und </text:span><text:span text:style-name="T6">R</text:span><text:span text:style-name="T5"> definiert? Welche physikalische Information vermitteln sie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Frage aufspalten?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13">Wie verhalten sich </text:span><text:span text:style-name="T14">T</text:span><text:span text:style-name="T13"> und </text:span><text:span text:style-name="T14">R</text:span><text:span text:style-name="T13"> qualitativ als Funktion der Energie </text:span><text:span text:style-name="T14">E</text:span><text:span text:style-name="T13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 text:style-name="P1"><text:span text:style-name="T2">Bei welchen Energien (</text:span><text:span text:style-name="T4">Resonanzen</text:span><text:span text:style-name="T2">) wird der Potentialtopf vollkommen durchlässig (</text:span><text:span text:style-name="T4">T</text:span><text:span text:style-name="T2"> = 1, </text:span><text:span text:style-name="T4">R</text:span><text:span text:style-name="T2"> = 0) 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ssen sich die <text:span text:style-name="T1">Resonanzen</text:span> anschaulich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 text:style-name="P6"><text:span text:style-name="T15">Wie sieht qualitativ die Aufenthaltswahrscheinlichkeitsdichte |</text:span><text:span text:style-name="T16">φ</text:span><text:span text:style-name="T15">(</text:span><text:span text:style-name="T17">q</text:span><text:span text:style-name="T15">)|</text:span><text:span text:style-name="T18">2</text:span><text:span text:style-name="T15"> eines mit dem Impuls <text:s text:c="2"/></text:span><text:span text:style-name="T17">k</text:span><text:span text:style-name="T19">0</text:span><text:span text:style-name="T20">/</text:span><text:span text:style-name="T17">m</text:span><text:span text:style-name="T15"> auf eine Potentialstufe </text:span><text:span text:style-name="T17">V</text:span><text:span text:style-name="T15">(</text:span><text:span text:style-name="T17">q</text:span><text:span text:style-name="T15">) = </text:span><text:span text:style-name="T17">V</text:span><text:span text:style-name="T19">0</text:span><text:span text:style-name="T15"> </text:span><text:span text:style-name="T17">Θ</text:span><text:span text:style-name="T15">(</text:span><text:span text:style-name="T17">q</text:span><text:span text:style-name="T15">) zulaufenden Teilchens aus? Unterscheiden Sie die Fälle </text:span><text:span text:style-name="T17">E</text:span><text:span text:style-name="T15"> &gt; </text:span><text:span text:style-name="T17">V</text:span><text:span text:style-name="T19">0</text:span><text:span text:style-name="T15"> und </text:span><text:span text:style-name="T17">E</text:span><text:span text:style-name="T15"> &lt; </text:span><text:span text:style-name="T17">V</text:span><text:span text:style-name="T19">0</text:span><text:span text:style-name="T15">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7" draw:layer="layout" svg:width="0.665cm" svg:height="0.847cm" svg:x="6.967cm" svg:y="2.076cm">
          <text:p/>
          <draw:object xlink:href="../hb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6" draw:layer="layout" svg:width="25.199cm" svg:height="3.506cm" svg:x="1.4cm" svg:y="0.834cm" presentation:class="title" presentation:user-transformed="true">
          <draw:text-box>
            <text:p text:style-name="P6"><text:span text:style-name="T15">Wie ändern sich Reflexions- und Transmissionskoeffizienten (</text:span><text:span text:style-name="T17">T</text:span><text:span text:style-name="T15"> und </text:span><text:span text:style-name="T17">R</text:span><text:span text:style-name="T15">), wenn man bei gleicher Teilchenenergie </text:span><text:span text:style-name="T17">E</text:span><text:span text:style-name="T15"> &gt; </text:span><text:span text:style-name="T17">V</text:span><text:span text:style-name="T19">0</text:span><text:span text:style-name="T15"> dieses statt von </text:span><text:span text:style-name="T17">q</text:span><text:span text:style-name="T15"> = −∞ nach </text:span><text:span text:style-name="T17">q</text:span><text:span text:style-name="T15"> = +∞ in umgekehrter Richtung laufen läß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Erhaltungssatz steht hinter der Relation <text:span text:style-name="T1">T</text:span> + <text:span text:style-name="T1">R</text:span> = 1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6" draw:layer="layout" svg:width="25.199cm" svg:height="3.506cm" svg:x="1.4cm" svg:y="0.835cm" presentation:class="title" presentation:user-transformed="true">
          <draw:text-box>
            <text:p text:style-name="P6"><text:span text:style-name="T15">Wie kann man sich bei einer Teilchenenergie </text:span><text:span text:style-name="T17">E</text:span><text:span text:style-name="T15"> &gt; </text:span><text:span text:style-name="T17">V</text:span><text:span text:style-name="T19">0</text:span><text:span text:style-name="T15"> einen von Null verschiedenen Reflexionskoeffizienten </text:span><text:span text:style-name="T17">R</text:span><text:span text:style-name="T15"> an der Potentialstufe erklä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alten sich bei der Potentialstufe <text:span text:style-name="T1">T</text:span> und <text:span text:style-name="T1">R</text:span> für <text:span text:style-name="T1">E</text:span> &lt; <text:span text:style-name="T1">V</text:span><text:span text:style-name="T21">0</text:span>, <text:span text:style-name="T1">E</text:span> <text:span text:style-name="T22">&gt;</text:span><text:span text:style-name="T21">→</text:span><text:span text:style-name="T23">›</text:span> <text:span text:style-name="T1">V</text:span><text:span text:style-name="T21">0</text:span> und <text:span text:style-name="T1">E</text:span> <text:span text:style-name="T24">››</text:span> <text:span text:style-name="T1">V</text:span><text:span text:style-name="T21">0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6" draw:layer="layout" svg:width="25.199cm" svg:height="3.506cm" svg:x="1.4cm" svg:y="0.835cm" presentation:class="title" presentation:user-transformed="true">
          <draw:text-box>
            <text:p text:style-name="P6"><text:span text:style-name="T15">Was kann bei einer unendlich hohen Potentialstufe (</text:span><text:span text:style-name="T17">V</text:span><text:span text:style-name="T19">0</text:span><text:span text:style-name="T15">→∞) über die Wellenfunktion </text:span><text:span text:style-name="T16">φ</text:span><text:span text:style-name="T15">(</text:span><text:span text:style-name="T17">q</text:span><text:span text:style-name="T15">) im klassisch verbotenen Gebiet (</text:span><text:span text:style-name="T17">q</text:span><text:span text:style-name="T15"> &gt; 0)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text-style-name="P1" draw:layer="layout" svg:width="25.199cm" svg:height="3.506cm" svg:x="1.4cm" svg:y="0.838cm" presentation:class="title" presentation:user-transformed="true">
          <draw:text-box>
            <text:p text:style-name="P1"><text:span text:style-name="T2">Kennen Sie aus der klassischen Elektrodynamik eine dem quantenmechanischen Tunneln analoge Situatio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am Beispiel des rechteckigen Potentialwalls den Tunneleffek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ennen Sie einige bedeutende Konsequenzen des Tunneleffekt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4" draw:layer="layout" svg:width="25.199cm" svg:height="3.506cm" svg:x="1.4cm" svg:y="0.832cm" presentation:class="title" presentation:user-transformed="true">
          <draw:text-box>
            <text:p text:style-name="P4"><text:span text:style-name="T12">Welche Größen bestimmen vornehmlich die Tunnelwahrscheinlichkeit durch den rechteckigen Potentialwall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25">Wie sieht qualitativ die </text:span><text:span text:style-name="T26">q</text:span><text:span text:style-name="T25">-Abhängigkeit von |</text:span><text:span text:style-name="T27">φ</text:span><text:span text:style-name="T25">(</text:span><text:span text:style-name="T26">q</text:span><text:span text:style-name="T25">)|</text:span><text:span text:style-name="T28">2</text:span><text:span text:style-name="T25"> beim Potentialwall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9" draw:layer="layout" svg:width="25.199cm" svg:height="3.506cm" svg:x="1.4cm" svg:y="0.827cm" presentation:class="title" presentation:user-transformed="true">
          <draw:text-box>
            <text:p text:style-name="P9"><text:span text:style-name="T29">Mit welchem </text:span><text:span text:style-name="T30">Trick</text:span><text:span text:style-name="T29"> läßt sich die Tunnelwahrscheinlichkeit durch einen realistischen, kontinuierlichen Potentialberg mit den Ergebnissen zum einfacheren rechteckigen Potentialwall zumindest näherungsweise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5">Nach welcher Formel läßt sich die Tunnelwahrscheinlichkeit für einen kontinuierlichen Potentialberg berech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ßt sich qualitativ die <text:span text:style-name="T1">α</text:span>-Radioaktivität erklä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text-style-name="P4" draw:layer="layout" svg:width="25.199cm" svg:height="3.506cm" svg:x="1.4cm" svg:y="0.839cm" presentation:class="title" presentation:user-transformed="true">
          <draw:text-box>
            <text:p text:style-name="P4"><text:span text:style-name="T12">Welcher Zusammenhang besteht zwischen der Lebensdauer eines </text:span><text:span text:style-name="T31">α</text:span><text:span text:style-name="T12">-radioaktiven Kerns und der Energie des emittierten </text:span><text:span text:style-name="T31">α</text:span><text:span text:style-name="T12">-Teilchen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ituation beschreibt das Kronig-Penney-Model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 text:style-name="P4"><text:span text:style-name="T12">Wie verhalten sich die Wellenfunktion und ihre erste Ableitung, wenn die potentielle Energie </text:span><text:span text:style-name="T31">V</text:span><text:span text:style-name="T12">(</text:span><text:span text:style-name="T31">q</text:span><text:span text:style-name="T12">) die Gestalt einer </text:span><text:span text:style-name="T31">δ</text:span><text:span text:style-name="T12">-Funktion ha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am Kronig-Penney-Modell das Bloch‑Theore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 text:style-name="P5"><text:span text:style-name="T13">Was ist die Ursache für das Entstehen von Energiebändern und Energielücken in Festkörper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 text:style-name="P4"><text:span text:style-name="T12">Wie hängen Position und Breite der Energiebänder im Kronig-Penney-Modell von der Wechselwirkungsstärke </text:span><text:span text:style-name="T31">D</text:span><text:span text:style-name="T12"> und dem Gitterabstand </text:span><text:span text:style-name="T31">a</text:span><text:span text:style-name="T12">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 text:style-name="P4"><text:span text:style-name="T12">Wie viele diskrete Niveaus bilden ein Energieband? Gibt es Niveaus, deren energetische Position unabhängig von der Potentialstärke </text:span><text:span text:style-name="T31">D</text:span><text:span text:style-name="T12">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ann man einen <text:span text:style-name="T1">Bandindex</text:span> <text:span text:style-name="T1">n</text:span> einfüh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<text:span text:style-name="T1">Bandstruktur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Hamilton-Operator des harmonischen Oszill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ß dieser ein diskretes, nicht-entartetes Spektrum besitz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4" draw:layer="layout" svg:width="25.199cm" svg:height="3.506cm" svg:x="1.4cm" svg:y="0.833cm" presentation:class="title" presentation:user-transformed="true">
          <draw:text-box>
            <text:p text:style-name="P4"><text:span text:style-name="T12">Sind der Erzeugungs- und der Vernichtungsoperator </text:span><text:span text:style-name="T31">a</text:span><text:span text:style-name="T12"> und </text:span><text:span text:style-name="T31">a</text:span><text:span text:style-name="T32">+</text:span><text:span text:style-name="T12"> vertauschbar? Wenn nicht, welche Kommutatorrelation erfülle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text-style-name="P1" draw:layer="layout" svg:width="25.199cm" svg:height="3.506cm" svg:x="1.4cm" svg:y="0.838cm" presentation:class="title" presentation:user-transformed="true">
          <draw:text-box>
            <text:p text:style-name="P1"><text:span text:style-name="T2">Welche Zusammenhänge bestehen zwischen Ort </text:span><text:span text:style-name="T4">q</text:span><text:span text:style-name="T2">, Impuls </text:span><text:span text:style-name="T4">p</text:span><text:span text:style-name="T2"> des harmonischen Oszillators und </text:span><text:span text:style-name="T4">a</text:span><text:span text:style-name="T2">, </text:span><text:span text:style-name="T4">a</text:span><text:span text:style-name="T33">+</text:span><text:span text:style-name="T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5">Wie läßt sich der Hamilton-Operator des harmonischen Oszillators durch den Besetzungszahloperator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hat <text:s text:c="4"/>= <text:span text:style-name="T1">a</text:span><text:span text:style-name="T34">+</text:span><text:span text:style-name="T1">a</text:span> reelle Eigenwert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7" draw:layer="layout" svg:width="1cm" svg:height="1.55cm" svg:x="10.169cm" svg:y="1.883cm">
          <text:p/>
          <draw:object xlink:href="../hat%20n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önnen Sie über die Eigenwerte von aussa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7" draw:layer="layout" svg:width="0.99cm" svg:height="1.55cm" svg:x="10.169cm" svg:y="2.617cm">
          <text:p/>
          <draw:object xlink:href="../hat%20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 text:style-name="P4"><text:span text:style-name="T12">Wie beweist man, daß mit |</text:span><text:span text:style-name="T31">n</text:span><text:span text:style-name="T12">&gt; auch </text:span><text:span text:style-name="T31">a</text:span><text:span text:style-name="T12">|</text:span><text:span text:style-name="T31">n</text:span><text:span text:style-name="T12">&gt; und </text:span><text:span text:style-name="T31">a</text:span><text:span text:style-name="T32">+</text:span><text:span text:style-name="T12">|</text:span><text:span text:style-name="T31">n</text:span><text:span text:style-name="T12">&gt; Eigenzustände zu <text:s text:c="3"/>sind? Zu welchen Eigenwerten gehören si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7" draw:layer="layout" svg:width="0.77cm" svg:height="1.2cm" svg:x="5.901cm" svg:y="2.581cm">
          <text:p/>
          <draw:object xlink:href="../hat%20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kleinste Eigenwert von <text:s text:c="2"/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7" draw:layer="layout" svg:width="0.96cm" svg:height="1.5cm" svg:x="21.837cm" svg:y="1.917cm">
          <text:p/>
          <draw:object xlink:href="../hat%20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13">Wie hängt der Eigenzustand |</text:span><text:span text:style-name="T14">n</text:span><text:span text:style-name="T13">&gt; mit dem </text:span><text:span text:style-name="T14">Vakuumzustand</text:span><text:span text:style-name="T13"> |0&gt; zusamm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Nullpunktsenergie des harmonischen Oszill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">Wie kann man anschaulich die Begriffe </text:span><text:span text:style-name="T4">Besetzungszahl</text:span><text:span text:style-name="T2">-, </text:span><text:span text:style-name="T4">Erzeugungs</text:span><text:span text:style-name="T2">- und </text:span><text:span text:style-name="T4">Vernichtungsoperator</text:span><text:span text:style-name="T2"> versteh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13">Geben Sie die Erwartungswerte von Ort und Impuls des Oszillators im Eigenzustand |</text:span><text:span text:style-name="T14">n</text:span><text:span text:style-name="T13">&gt; a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13">Wie lautet das Unschärfeprodukt Δ</text:span><text:span text:style-name="T14">p</text:span><text:span text:style-name="T13"> Δ</text:span><text:span text:style-name="T14">q</text:span><text:span text:style-name="T13">, wenn sich der Oszillator im Zustand |</text:span><text:span text:style-name="T14">n</text:span><text:span text:style-name="T13">&gt; befinde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13">Welche einfache Differentialgleichung muß die Grundzustandswellenfunktion </text:span><text:span text:style-name="T35">φ</text:span><text:span text:style-name="T36">0</text:span><text:span text:style-name="T13">(</text:span><text:span text:style-name="T14">x</text:span><text:span text:style-name="T13">) erfü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text-style-name="P3" draw:layer="layout" svg:width="25.199cm" svg:height="3.506cm" svg:x="1.4cm" svg:y="0.831cm" presentation:class="title" presentation:user-transformed="true">
          <draw:text-box>
            <text:p text:style-name="P3"><text:span text:style-name="T7">Wie kann man über die Grundzustandswellenfunktion </text:span><text:span text:style-name="T9">φ</text:span><text:span text:style-name="T10">0</text:span><text:span text:style-name="T7">(</text:span><text:span text:style-name="T8">x</text:span><text:span text:style-name="T7">) die anderen Eigenfunktionen, </text:span><text:span text:style-name="T9">φ</text:span><text:span text:style-name="T37">n</text:span><text:span text:style-name="T7">(</text:span><text:span text:style-name="T8">x</text:span><text:span text:style-name="T7">), </text:span><text:span text:style-name="T8">n</text:span><text:span text:style-name="T7"> ≥ 1, des harmonischen Oszillators gewin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text-style-name="P8" draw:layer="layout" svg:width="25.199cm" svg:height="3.506cm" svg:x="1.4cm" svg:y="0.838cm" presentation:class="title" presentation:user-transformed="true">
          <draw:text-box>
            <text:p text:style-name="P8"><text:span text:style-name="T25">Was kann über die Parität der Eigenfunktionen </text:span><text:span text:style-name="T27">φ</text:span><text:span text:style-name="T38">n</text:span><text:span text:style-name="T25">(</text:span><text:span text:style-name="T26">x</text:span><text:span text:style-name="T25">)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qualitativ <text:span text:style-name="T11">φ</text:span><text:span text:style-name="T39">n</text:span>(<text:span text:style-name="T1">x</text:span>) im <text:span text:style-name="T1">klassisch erlaubten</text:span> (<text:span text:style-name="T1">verbotenen</text:span>) Gebi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text-style-name="P4" draw:layer="layout" svg:width="25.199cm" svg:height="3.506cm" svg:x="1.4cm" svg:y="0.833cm" presentation:class="title" presentation:user-transformed="true">
          <draw:text-box>
            <text:p text:style-name="P4"><text:span text:style-name="T12">Skizzieren Sie die </text:span><text:span text:style-name="T31">Polynommethode</text:span><text:span text:style-name="T12">. Welche Eigenschaft der Wellenfunktion spielt bei der Wahl des Lösungsansatzes für die zeitunabhängige Schrödinger-Gleichung die entscheidende Roll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 text:style-name="P4"><text:span text:style-name="T12">Durch welchen Lösungsansatz läßt sich das Problem des dreidimensionalen Oszillators auf das des linearen Oszillators zurückfüh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 text:style-name="P1"><text:span text:style-name="T2">Was können Sie über den Entartungsgrad der Eigenwerte des isotropen, dreidimensionalen Oszillators aussa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4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8-07T17:10:03.176000000</dc:date>
    <meta:document-statistic meta:object-count="298"/>
  </office:meta>
</office:document-meta>
</file>